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TableColumn16" style:family="table-column">
      <style:table-column-properties style:column-width="0.9645in"/>
    </style:style>
    <style:style style:name="TableColumn17" style:family="table-column">
      <style:table-column-properties style:column-width="2.0743in"/>
    </style:style>
    <style:style style:name="TableColumn18" style:family="table-column">
      <style:table-column-properties style:column-width="0.8562in"/>
    </style:style>
    <style:style style:name="TableColumn19" style:family="table-column">
      <style:table-column-properties style:column-width="0.8493in"/>
    </style:style>
    <style:style style:name="TableColumn20" style:family="table-column">
      <style:table-column-properties style:column-width="2.2451in"/>
    </style:style>
    <style:style style:name="Table15" style:family="table">
      <style:table-properties style:width="6.9895in" fo:margin-left="-0.4958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65" style:parent-style-name="Fuentedepárrafopredeter." style:family="text">
      <style:text-properties fo:language="en"/>
    </style:style>
    <style:style style:name="P66" style:parent-style-name="Normal" style:family="paragraph">
      <style:paragraph-properties fo:margin-bottom="0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</style:style>
  </office:automatic-styles>
  <office:body>
    <office:text text:use-soft-page-breaks="true">
      <text:p text:style-name="P1"><text:span text:style-name="T2">Despliegue de Aplicaciones Web:</text:span></text:p>
      <text:p text:style-name="P3">Content Delivery Networks.</text:p>
      <text:p text:style-name="Normal"><text:span text:style-name="T4">Alumno:<text:s/></text:span>Fara Santeyana, María Guillermina.<text:s/></text:p>
      <text:p text:style-name="Normal"><text:span text:style-name="T5">NIA</text:span>: 13298631.<text:s/><text:span text:style-name="T6">Curso:<text:s/></text:span>2do DAW.<text:s/></text:p>
      <text:p text:style-name="Normal"><text:span text:style-name="T7">Instituto:<text:s/></text:span>I.E.S La Sènia.<text:s/></text:p>
      <text:p text:style-name="Normal"><text:span text:style-name="T8">Año:<text:s/></text:span>2025-2026.</text:p>
      <text:p text:style-name="Normal">Look for the specifications of the content delivery networks providers listed above, and compare them (upload a pdf file in English)</text:p>
      <text:list text:style-name="LFO1" text:continue-numbering="true">
        <text:list-item>
          <text:p text:style-name="P9">Akamai</text:p>
        </text:list-item>
        <text:list-item>
          <text:p text:style-name="P10">Amazon CloudFront</text:p>
        </text:list-item>
        <text:list-item>
          <text:p text:style-name="P11">Aryaka</text:p>
        </text:list-item>
        <text:list-item>
          <text:p text:style-name="P12">Azure CDN</text:p>
        </text:list-item>
        <text:list-item>
          <text:p text:style-name="P13">Alibaba Cloud CDN</text:p>
        </text:list-item>
        <text:list-item>
          <text:p text:style-name="P14">CacheFly</text:p>
        </text:list-item>
      </text:list>
      <text:p text:style-name="Normal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>Networks</text:p>
          </table:table-cell>
          <table:table-cell table:style-name="TableCell26">
            <text:p text:style-name="P27">Security</text:p>
          </table:table-cell>
          <table:table-cell table:style-name="TableCell28">
            <text:p text:style-name="P29">Price</text:p>
          </table:table-cell>
          <table:table-cell table:style-name="TableCell30">
            <text:p text:style-name="P31">Caché</text:p>
          </table:table-cell>
        </table:table-row>
        <table:table-row table:style-name="TableRow32">
          <table:table-cell table:style-name="TableCell33">
            <text:p text:style-name="P34">Akamai</text:p>
          </table:table-cell>
          <table:table-cell table:style-name="TableCell35">
            <text:p text:style-name="P36">Thousands of nodes distributed worldwide. Very low latency.</text:p>
          </table:table-cell>
          <table:table-cell table:style-name="TableCell37">
            <text:p text:style-name="P38">Very advanced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Advanced cache management. Powerful</text:p>
          </table:table-cell>
        </table:table-row>
        <table:table-row table:style-name="TableRow43">
          <table:table-cell table:style-name="TableCell44">
            <text:p text:style-name="P45">Amazon CloudFront</text:p>
          </table:table-cell>
          <table:table-cell table:style-name="TableCell46">
            <text:p text:style-name="P47">Multiple globally distributed locations. Very low latency.</text:p>
          </table:table-cell>
          <table:table-cell table:style-name="TableCell48">
            <text:p text:style-name="P49">High</text:p>
          </table:table-cell>
          <table:table-cell table:style-name="TableCell50">
            <text:p text:style-name="P51">Medium, flexible</text:p>
          </table:table-cell>
          <table:table-cell table:style-name="TableCell52">
            <text:p text:style-name="P53">Very flexible and well integrated with websites</text:p>
          </table:table-cell>
        </table:table-row>
        <table:table-row table:style-name="TableRow54">
          <table:table-cell table:style-name="TableCell55">
            <text:p text:style-name="P56">Aryaka</text:p>
          </table:table-cell>
          <table:table-cell table:style-name="TableCell57">
            <text:p text:style-name="P58">Low latency. Designed for communication between company locations.</text:p>
          </table:table-cell>
          <table:table-cell table:style-name="TableCell59">
            <text:p text:style-name="P60">High</text:p>
          </table:table-cell>
          <table:table-cell table:style-name="TableCell61">
            <text:p text:style-name="P62">High</text:p>
          </table:table-cell>
          <table:table-cell table:style-name="TableCell63">
            <text:p text:style-name="P64"><text:span text:style-name="T65">Not as focused on pure caching. Good performance.</text:span></text:p>
            <text:p text:style-name="P66"/>
          </table:table-cell>
        </table:table-row>
        <table:table-row table:style-name="TableRow67">
          <table:table-cell table:style-name="TableCell68">
            <text:p text:style-name="P69">Azure CDN</text:p>
          </table:table-cell>
          <table:table-cell table:style-name="TableCell70">
            <text:p text:style-name="P71">Global distribution. Very low latency</text:p>
          </table:table-cell>
          <table:table-cell table:style-name="TableCell72">
            <text:p text:style-name="P73">High</text:p>
          </table:table-cell>
          <table:table-cell table:style-name="TableCell74">
            <text:p text:style-name="P75">Flexible</text:p>
          </table:table-cell>
          <table:table-cell table:style-name="TableCell76">
            <text:p text:style-name="P77">Balanced management and control</text:p>
          </table:table-cell>
        </table:table-row>
        <table:table-row table:style-name="TableRow78">
          <table:table-cell table:style-name="TableCell79">
            <text:p text:style-name="P80">Alibaba CDN</text:p>
          </table:table-cell>
          <table:table-cell table:style-name="TableCell81">
            <text:p text:style-name="P82">Targeted at the Asian market. Low latency<text:s/>in Asia</text:p>
          </table:table-cell>
          <table:table-cell table:style-name="TableCell83">
            <text:p text:style-name="P84">High</text:p>
          </table:table-cell>
          <table:table-cell table:style-name="TableCell85">
            <text:p text:style-name="P86">Medium</text:p>
          </table:table-cell>
          <table:table-cell table:style-name="TableCell87">
            <text:p text:style-name="P88">Very efficient in Asia</text:p>
          </table:table-cell>
        </table:table-row>
        <table:table-row table:style-name="TableRow89">
          <table:table-cell table:style-name="TableCell90">
            <text:p text:style-name="P91">CacheFly</text:p>
          </table:table-cell>
          <table:table-cell table:style-name="TableCell92">
            <text:p text:style-name="P93">It stands out for its performance. Very low latency.</text:p>
          </table:table-cell>
          <table:table-cell table:style-name="TableCell94">
            <text:p text:style-name="P95">Medium</text:p>
          </table:table-cell>
          <table:table-cell table:style-name="TableCell96">
            <text:p text:style-name="P97">Medium</text:p>
          </table:table-cell>
          <table:table-cell table:style-name="TableCell98">
            <text:p text:style-name="P99">Very fast, but less configurable cache control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ARA SANTEYANA, MARIA GUILLERMINA</meta:initial-creator>
    <dc:creator>FARA SANTEYANA, MARIA GUILLERMINA</dc:creator>
    <meta:creation-date>2026-03-30T16:28:00Z</meta:creation-date>
    <dc:date>2026-03-30T18:19:00Z</dc:date>
    <meta:template xlink:href="Normal" xlink:type="simple"/>
    <meta:editing-cycles>1</meta:editing-cycles>
    <meta:editing-duration>PT6660S</meta:editing-duration>
    <meta:document-statistic meta:page-count="1" meta:paragraph-count="2" meta:word-count="175" meta:character-count="1137" meta:row-count="8" meta:non-whitespace-character-count="964"/>
  </office:meta>
</office:document-meta>
</file>